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be65" officeooo:paragraph-rsid="001bbe6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219fe" officeooo:paragraph-rsid="002219f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4e0be" officeooo:paragraph-rsid="0024e0b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4e90b" officeooo:paragraph-rsid="0024e90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70aac" officeooo:paragraph-rsid="00270aa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1438" officeooo:paragraph-rsid="002219f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e4148" officeooo:paragraph-rsid="002219f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4435" officeooo:paragraph-rsid="002219f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09443" officeooo:paragraph-rsid="002219f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219fe" officeooo:paragraph-rsid="002219fe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e90b" officeooo:paragraph-rsid="0024e90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57f93" officeooo:paragraph-rsid="00257f9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9ac00" officeooo:paragraph-rsid="0029ac0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1438" officeooo:paragraph-rsid="002219f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4148" officeooo:paragraph-rsid="002219f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19fe" officeooo:paragraph-rsid="002219f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e90b" officeooo:paragraph-rsid="0024e90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663f" officeooo:paragraph-rsid="0025663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7f93" officeooo:paragraph-rsid="00257f9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2caf" officeooo:paragraph-rsid="00262ca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0aac" officeooo:paragraph-rsid="00270aa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2219fe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e4148" officeooo:paragraph-rsid="002219fe" style:font-size-asian="10.5pt" style:font-weight-asian="bold" style:font-size-complex="12pt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219fe" officeooo:paragraph-rsid="002219fe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e90b" officeooo:paragraph-rsid="0024e90b" style:font-size-asian="10.5pt" style:font-weight-asian="bold" style:font-size-complex="12pt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57f93" officeooo:paragraph-rsid="00257f93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257f93" officeooo:paragraph-rsid="00257f93" style:font-size-asian="10.5pt" style:font-weight-asian="bold" style:font-size-complex="12pt" style:font-weight-complex="bold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70aac" officeooo:paragraph-rsid="00270aac" style:font-size-asian="10.5pt" style:font-weight-asian="bold" style:font-size-complex="12pt" style:font-weight-complex="bold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ba3aa" officeooo:paragraph-rsid="002ba3aa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ba3aa" officeooo:paragraph-rsid="002ba3aa" style:font-size-asian="10.5pt" style:font-weight-asian="bold" style:font-size-complex="12pt" style:font-weight-complex="bold"/>
    </style:style>
    <style:style style:name="P31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d9f00" officeooo:paragraph-rsid="002d9f00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d9f00" officeooo:paragraph-rsid="002d9f00" style:font-size-asian="10.5pt" style:font-weight-asian="bold" style:font-size-complex="12pt" style:font-weight-complex="bold"/>
    </style:style>
    <style:style style:name="P33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e2b8c" officeooo:paragraph-rsid="002e2b8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e2b8c" officeooo:paragraph-rsid="002e2b8c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0c3b7" officeooo:paragraph-rsid="0040c3b7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ae68" officeooo:paragraph-rsid="003dae6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2a89c" officeooo:paragraph-rsid="0042a89c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46b6b" officeooo:paragraph-rsid="00446b6b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600a5" officeooo:paragraph-rsid="004600a5" style:font-size-asian="12pt" style:font-weight-asian="bold" style:font-size-complex="12pt" style:font-weight-complex="bold"/>
    </style:style>
    <style:style style:name="P40" style:family="paragraph" style:parent-style-name="Standard" style:list-style-name="L4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257f93" officeooo:paragraph-rsid="00257f93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e4148" officeooo:paragraph-rsid="002219f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4435" officeooo:paragraph-rsid="002219f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9443" officeooo:paragraph-rsid="002219fe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219fe" officeooo:paragraph-rsid="002219f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19fe" officeooo:paragraph-rsid="002219fe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2219fe" officeooo:paragraph-rsid="002219f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e90b" officeooo:paragraph-rsid="0024e90b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7f93" officeooo:paragraph-rsid="00257f93" style:font-size-asian="10.5pt" style:font-weight-asian="normal" style:font-size-complex="12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257f93" officeooo:paragraph-rsid="00257f9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0aac" officeooo:paragraph-rsid="00270aa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285d9" officeooo:paragraph-rsid="003285d9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8f10" officeooo:paragraph-rsid="00378f10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026c" officeooo:paragraph-rsid="003a026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dae68" officeooo:paragraph-rsid="003dae6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dcbe9" officeooo:paragraph-rsid="003dcbe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f9106" officeooo:paragraph-rsid="003f910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95440" officeooo:paragraph-rsid="00495440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b3ebe" officeooo:paragraph-rsid="004b3eb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a89c" officeooo:paragraph-rsid="0042a89c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aea0" officeooo:paragraph-rsid="0042aea0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18d1" officeooo:paragraph-rsid="004418d1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6b6b" officeooo:paragraph-rsid="00446b6b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f9106" officeooo:paragraph-rsid="003f9106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0c3b7" officeooo:paragraph-rsid="0040c3b7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40c3b7" officeooo:paragraph-rsid="0040c3b7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text-underline-style="none" fo:font-weight="normal" officeooo:paragraph-rsid="002219fe" style:font-weight-asian="normal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57f93" officeooo:paragraph-rsid="00257f93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2a89c" officeooo:paragraph-rsid="0042a89c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418d1" officeooo:paragraph-rsid="004418d1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e5b87" officeooo:paragraph-rsid="004e5b87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95440" officeooo:paragraph-rsid="00495440" style:font-size-asian="12.25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40c3b7" officeooo:paragraph-rsid="0040c3b7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40c3b7" officeooo:paragraph-rsid="0040c3b7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285d9" officeooo:paragraph-rsid="003285d9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a026c" officeooo:paragraph-rsid="003a026c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dae68" officeooo:paragraph-rsid="003dae68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dae68" officeooo:paragraph-rsid="003dae68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290193" style:font-weight-asian="normal" style:font-weight-complex="normal"/>
    </style:style>
    <style:style style:name="T5" style:family="text">
      <style:text-properties style:text-underline-style="none" fo:font-weight="normal" officeooo:rsid="002a9cb4" style:font-weight-asian="normal" style:font-weight-complex="normal"/>
    </style:style>
    <style:style style:name="T6" style:family="text">
      <style:text-properties style:text-underline-style="none" fo:font-weight="normal" officeooo:rsid="002e2b8c" style:font-weight-asian="normal" style:font-weight-complex="normal"/>
    </style:style>
    <style:style style:name="T7" style:family="text">
      <style:text-properties style:text-underline-style="none" fo:font-weight="normal" officeooo:rsid="0034d0e7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342fb4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34d0e7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36ac88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3a707b" style:font-weight-asian="bold" style:font-weight-complex="bold"/>
    </style:style>
    <style:style style:name="T14" style:family="text">
      <style:text-properties officeooo:rsid="001e4148"/>
    </style:style>
    <style:style style:name="T15" style:family="text">
      <style:text-properties officeooo:rsid="002a9cb4"/>
    </style:style>
    <style:style style:name="T16" style:family="text">
      <style:text-properties officeooo:rsid="002e2b8c"/>
    </style:style>
    <style:style style:name="T17" style:family="text">
      <style:text-properties officeooo:rsid="0034d0e7"/>
    </style:style>
    <style:style style:name="T18" style:family="text">
      <style:text-properties officeooo:rsid="0036ac88"/>
    </style:style>
    <style:style style:name="T19" style:family="text">
      <style:text-properties officeooo:rsid="00378f10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3" style:family="text">
      <style:text-properties officeooo:rsid="003a707b"/>
    </style:style>
    <style:style style:name="T24" style:family="text">
      <style:text-properties officeooo:rsid="004bd0b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mize a Model for Performance in Power BI</text:p>
      <text:p text:style-name="P1"/>
      <text:p text:style-name="P1">Introduction to Performance Optimization</text:p>
      <text:p text:style-name="P6">Performance optimization<text:span text:style-name="T3">, also known as </text:span>performance tuning</text:p>
      <text:p text:style-name="P14">involves <text:span text:style-name="T9">making changes to the current state of the data model so that it runs more efficiently</text:span></text:p>
      <text:p text:style-name="P14"/>
      <text:p text:style-name="P14"><text:span text:style-name="T9">Poor performance</text:span> can be characterized by</text:p>
      <text:p text:style-name="P14"><text:tab/>From the report user’s perspective,</text:p>
      <text:p text:style-name="P14"><text:tab/><text:tab/><text:span text:style-name="T9">report pages take longer to load</text:span></text:p>
      <text:p text:style-name="P6"><text:span text:style-name="T3"><text:tab/><text:tab/></text:span>visuals take more time to update</text:p>
      <text:p text:style-name="P14"><text:tab/><text:tab/><text:tab/><text:span text:style-name="T14">resulting in a NEGATIVE user experience</text:span></text:p>
      <text:p text:style-name="P14"/>
      <text:p text:style-name="P7">9 TIMES OUT OF 10<text:span text:style-name="T3"> – </text:span>POOR PERFORMANCE is a DIRECT RESULT of:</text:p>
      <text:list xml:id="list3632558637" text:style-name="L1">
        <text:list-item>
          <text:p text:style-name="P23">Bad data model</text:p>
        </text:list-item>
        <text:list-item>
          <text:p text:style-name="P23">Bad Data Analysis Expressions (DAX)</text:p>
        </text:list-item>
        <text:list-item>
          <text:p text:style-name="P41">or, a mix of the two</text:p>
        </text:list-item>
      </text:list>
      <text:p text:style-name="P15"/>
      <text:p text:style-name="P8">Optimizing data early<text:span text:style-name="T3">, allows you to </text:span>mitigate the negative impact of organizational and data growth on the performance of your data model<text:span text:style-name="T3">.</text:span></text:p>
      <text:p text:style-name="P42"/>
      <text:p text:style-name="P9"><text:span text:style-name="T3">A </text:span>smaller-sized data model<text:span text:style-name="T3"> uses </text:span>less resources (memory)<text:span text:style-name="T3"> and </text:span>achieves a faster data refresh, calculations,<text:span text:style-name="T3"> and </text:span>rendering of visuals in reports</text:p>
      <text:p text:style-name="P43"/>
      <text:p text:style-name="P10">Performance optimization<text:span text:style-name="T3"> then involves </text:span></text:p>
      <text:p text:style-name="P10"><text:span text:style-name="T3"><text:tab/></text:span>minimizing the size of the data model</text:p>
      <text:p text:style-name="P16"><text:tab/><text:span text:style-name="T9">making the most efficient use of the data in the model</text:span></text:p>
      <text:p text:style-name="P16"><text:tab/><text:tab/>which includes:</text:p>
      <text:list xml:id="list194093103" text:style-name="L2">
        <text:list-item>
          <text:p text:style-name="P44">Ensuring that the <text:span text:style-name="T9">correct data types are used</text:span></text:p>
        </text:list-item>
        <text:list-item>
          <text:p text:style-name="P24">Deleting unnecessary columns and rows</text:p>
        </text:list-item>
        <text:list-item>
          <text:p text:style-name="P24">Avoiding repeated values</text:p>
        </text:list-item>
        <text:list-item>
          <text:p text:style-name="P24">Replacing numeric columns with measures</text:p>
        </text:list-item>
        <text:list-item>
          <text:p text:style-name="P24">Reducing cardinalities</text:p>
        </text:list-item>
        <text:list-item>
          <text:p text:style-name="P24">Analysing model metadata</text:p>
        </text:list-item>
        <text:list-item>
          <text:p text:style-name="P24">Summarizing data<text:span text:style-name="T3"> where possible</text:span></text:p>
        </text:list-item>
      </text:list>
      <text:p text:style-name="P16"/>
      <text:p text:style-name="P2">Review Performance of Measures, Relationships, and Visuals</text:p>
      <text:p text:style-name="P16">If your data model has:</text:p>
      <text:list xml:id="list2982429238" text:style-name="L3">
        <text:list-item>
          <text:p text:style-name="P46">multiple tables</text:p>
        </text:list-item>
        <text:list-item>
          <text:p text:style-name="P46">complex relationships</text:p>
        </text:list-item>
        <text:list-item>
          <text:p text:style-name="P46">intricate calculations</text:p>
        </text:list-item>
        <text:list-item>
          <text:p text:style-name="P46">multiple visuals</text:p>
        </text:list-item>
        <text:list-item>
          <text:p text:style-name="P46">redundant data</text:p>
        </text:list-item>
      </text:list>
      <text:p text:style-name="P16"/>
      <text:p text:style-name="P16">a potential exists <text:span text:style-name="T9">for poor performance</text:span></text:p>
      <text:p text:style-name="P16"/>
      <text:p text:style-name="P22">In order <text:span text:style-name="T9">TO OPTIMIZE PERFORMANCE</text:span>, you must <text:span text:style-name="T9">FIRST</text:span>:<text:line-break/><text:tab/><text:span text:style-name="T9">Identify where the problem is coming from</text:span></text:p>
      <text:p text:style-name="P66"><text:tab/><text:tab/>find out which elements of the report and data model are causing the performance <text:tab/><text:tab/>issue</text:p>
      <text:p text:style-name="P66"/>
      <text:p text:style-name="P66"/>
      <text:p text:style-name="P3"><text:soft-page-break/>Identify Report Performance Bottlenecks</text:p>
      <text:p text:style-name="P17">In order to <text:span text:style-name="T9">achieve optimal performance</text:span>, you need to <text:span text:style-name="T9">create an efficient data model</text:span> that has <text:span text:style-name="T9">fast running queries and measures</text:span></text:p>
      <text:p text:style-name="P17"/>
      <text:p text:style-name="P17">Hence,</text:p>
      <text:p text:style-name="P11">review measures and queries<text:span text:style-name="T3"> </text:span><text:span text:style-name="T4">i</text:span><text:span text:style-name="T3">n the data model to </text:span>ensure that you are using the most efficient way to get the results that you want</text:p>
      <text:p text:style-name="P11"/>
      <text:p text:style-name="P11">Identify bottlenecks<text:span text:style-name="T3"> – when you identify the slowest query in the data model, you can focus on the biggest bottleneck first and establish a priority list to work through the other problems</text:span></text:p>
      <text:p text:style-name="P17"/>
      <text:p text:style-name="P4">Analyze Performance</text:p>
      <text:p text:style-name="P17">You can use <text:span text:style-name="T9">Performance Analyzer</text:span> in Power BI to help you find out <text:span text:style-name="T9">how each of your report elements are performing when users interact with them</text:span></text:p>
      <text:p text:style-name="P17"><text:tab/>e.g.,</text:p>
      <text:p text:style-name="P17"><text:tab/><text:tab/>you can find out <text:span text:style-name="T9">how long it takes for a particular visual to refresh when it is </text:span><text:tab/><text:tab/><text:tab/><text:span text:style-name="T9">initiated by a user interaction</text:span></text:p>
      <text:p text:style-name="P11"/>
      <text:p text:style-name="P18">will <text:span text:style-name="T9">help you identify elements that are contributing to your performance issues</text:span></text:p>
      <text:p text:style-name="P18"/>
      <text:p text:style-name="P12">BEFORE you run PERFORMANCE ANALYZER</text:p>
      <text:p text:style-name="P12"><text:span text:style-name="T3">to ensure that you </text:span>get the most accurate results in your analysis(test)<text:span text:style-name="T3">:</text:span></text:p>
      <text:p text:style-name="P19"/>
      <text:list xml:id="list3210037578" text:style-name="L4">
        <text:list-item>
          <text:p text:style-name="P67">Clear your visual cache</text:p>
          <text:list>
            <text:list-item>
              <text:p text:style-name="P49">When you load a visual, you CAN’T CLEAR THIS VISUAL CACHE WITHOUT CLOSING POWER BI</text:p>
            </text:list-item>
            <text:list-item>
              <text:p text:style-name="P26">To ensure that you have a clear visual cache</text:p>
              <text:list>
                <text:list-item>
                  <text:p text:style-name="P26"><text:span text:style-name="T3">=&gt; </text:span>Add a blank page to the .pbix file</text:p>
                </text:list-item>
                <text:list-item>
                  <text:p text:style-name="P26"><text:span text:style-name="T3">=&gt; </text:span>WITH THE PAGE SELECTED<text:span text:style-name="T3">, save and close the file</text:span></text:p>
                </text:list-item>
                <text:list-item>
                  <text:p text:style-name="P40"><text:span text:style-name="T2">=&gt; </text:span><text:span text:style-name="T8">Reopen the .pbix file</text:span><text:span text:style-name="T2">, it will open on the blank page – </text:span><text:span text:style-name="T8">clear visual cache</text:span></text:p>
                </text:list-item>
              </text:list>
            </text:list-item>
          </text:list>
        </text:list-item>
      </text:list>
      <text:p text:style-name="P27"/>
      <text:list xml:id="list4555403676003" text:continue-numbering="true" text:style-name="L4">
        <text:list-item>
          <text:p text:style-name="P67">Clear data engine cache</text:p>
          <text:list>
            <text:list-item>
              <text:p text:style-name="P49">When a <text:span text:style-name="T9">query is run, the results are cached</text:span> – so the <text:span text:style-name="T9">results of your analysis will be misleading</text:span>.</text:p>
            </text:list-item>
            <text:list-item>
              <text:p text:style-name="P49">You need to <text:span text:style-name="T9">CLEAR THE DATA CACHE</text:span></text:p>
              <text:list>
                <text:list-item>
                  <text:p text:style-name="P49">=&gt; <text:span text:style-name="T9">Restart Power BI Desktop</text:span></text:p>
                </text:list-item>
              </text:list>
            </text:list-item>
          </text:list>
        </text:list-item>
      </text:list>
      <text:p text:style-name="P19"/>
      <text:p text:style-name="P20">When you have <text:span text:style-name="T9">cleared both cache</text:span> and <text:span text:style-name="T9">opened the Power BI Desktop file ON THE BLANK PAGE</text:span></text:p>
      <text:p text:style-name="P20">=&gt; go to the <text:span text:style-name="T9">View tab</text:span>, and select <text:span text:style-name="T9">Performance Analyzer</text:span> </text:p>
      <text:p text:style-name="P20"/>
      <text:p text:style-name="P20">To <text:span text:style-name="T9">begin the analysis process</text:span>, select <text:span text:style-name="T9">Start recording</text:span></text:p>
      <text:p text:style-name="P20">=&gt; select <text:span text:style-name="T9">the page of the report that you want to analyze</text:span></text:p>
      <text:p text:style-name="P20">=&gt; and <text:span text:style-name="T9">interact with the elements of the report that you want to measure</text:span></text:p>
      <text:p text:style-name="P20"/>
      <text:p text:style-name="P20">You will see the<text:span text:style-name="T9"> results of your interactions display</text:span> in the <text:span text:style-name="T9">Performance analyzer pane as you work</text:span></text:p>
      <text:p text:style-name="P20"/>
      <text:p text:style-name="P20">When you are finished, select the <text:span text:style-name="T9">Stop button</text:span></text:p>
      <text:p text:style-name="P20"/>
      <text:p text:style-name="P20"/>
      <text:p text:style-name="P5"><text:soft-page-break/>Review Results</text:p>
      <text:p text:style-name="P21">You can <text:span text:style-name="T9">review the results</text:span> of the performance test in the <text:span text:style-name="T9">Performance analyzer pane</text:span>. </text:p>
      <text:p text:style-name="P21"/>
      <text:p text:style-name="P21">In order to <text:span text:style-name="T9">review the tasks in order of duration, longest to shortest</text:span>:</text:p>
      <text:list xml:id="list261883071" text:style-name="L5">
        <text:list-item>
          <text:p text:style-name="P28">right-click the Sort icon<text:span text:style-name="T3">, next to the </text:span>Duration (ms)<text:span text:style-name="T3"> column header</text:span></text:p>
        </text:list-item>
        <text:list-item>
          <text:p text:style-name="P28"><text:span text:style-name="T3">select </text:span>Total time<text:span text:style-name="T3"> in </text:span>Descending<text:span text:style-name="T3"> order</text:span></text:p>
        </text:list-item>
      </text:list>
      <text:p text:style-name="P21"/>
      <text:p text:style-name="P13"><text:span text:style-name="T3">The log information for </text:span><text:span text:style-name="T5">each visual shows </text:span><text:span text:style-name="T15">how much time it took (duration) to complete a category of tasks:</text:span></text:p>
      <text:list xml:id="list3776552502" text:style-name="L6">
        <text:list-item>
          <text:p text:style-name="P29">DAX Query</text:p>
          <text:list>
            <text:list-item>
              <text:p text:style-name="P31"><text:span text:style-name="T3">The </text:span>time it took for the visual to send the query<text:span text:style-name="T3">, along with </text:span><text:span text:style-name="T16">the time it took Analysis Services</text:span><text:span text:style-name="T6"> to</text:span><text:span text:style-name="T16"> return the results</text:span></text:p>
            </text:list-item>
          </text:list>
        </text:list-item>
      </text:list>
      <text:p text:style-name="P32"/>
      <text:list xml:id="list4556075903728" text:continue-numbering="true" text:style-name="L6">
        <text:list-item>
          <text:p text:style-name="P29">Visual Display</text:p>
          <text:list>
            <text:list-item>
              <text:p text:style-name="P33"><text:span text:style-name="T3">The </text:span>time it took for the visual to render on the screen<text:span text:style-name="T3">, including the </text:span>time required to retrieve web images or geocoding</text:p>
            </text:list-item>
          </text:list>
        </text:list-item>
      </text:list>
      <text:p text:style-name="P34"/>
      <text:list xml:id="list4555858616009" text:continue-numbering="true" text:style-name="L6">
        <text:list-item>
          <text:p text:style-name="P29">Other</text:p>
        </text:list-item>
      </text:list>
      <text:p text:style-name="P30"><text:span text:style-name="T3"/></text:p>
      <text:p text:style-name="P76">Resolving Issues and Optimizing Performance</text:p>
      <text:p text:style-name="P54">This area covers improvements in areas such as <text:span text:style-name="T9">visuals, DAX query</text:span>, or <text:span text:style-name="T9">other elements in your data model</text:span></text:p>
      <text:p text:style-name="P54"><text:span text:style-name="T3"/></text:p>
      <text:p text:style-name="P54">The following information provides guidance on what to look for and <text:span text:style-name="T9">what changes you can make</text:span></text:p>
      <text:p text:style-name="P54"><text:span text:style-name="T3"/></text:p>
      <text:p text:style-name="P77">Visuals</text:p>
      <text:p text:style-name="P59">If visuals are the <text:span text:style-name="T9">bottleneck leading to poor performance</text:span></text:p>
      <text:p text:style-name="P59"><text:tab/>Try to <text:span text:style-name="T9">find a way to improve performance with minimal impact to user experience</text:span></text:p>
      <text:p text:style-name="P59"><text:span text:style-name="T3"/></text:p>
      <text:p text:style-name="P59">In general, <text:span text:style-name="T9">FEWER VISUALS lead to BETTER PERFORMANCE</text:span></text:p>
      <text:p text:style-name="P59"><text:tab/>Hence, asks yourself if a visual is <text:span text:style-name="T9">TRULY NECESSARY?</text:span></text:p>
      <text:p text:style-name="P59"><text:tab/><text:tab/>If no, <text:span text:style-name="T9">remove it</text:span></text:p>
      <text:p text:style-name="P59"><text:span text:style-name="T3"/></text:p>
      <text:p text:style-name="P68">Improve Performance</text:p>
      <text:p text:style-name="P59">Consider other ways of providing additional detail, such as:</text:p>
      <text:p text:style-name="P59"><text:tab/><text:span text:style-name="T9">drill-through pages</text:span> and <text:span text:style-name="T9">report page tooltips</text:span></text:p>
      <text:p text:style-name="P37"><text:span text:style-name="T3"/></text:p>
      <text:p text:style-name="P37"><text:span text:style-name="T3">Examine the </text:span>number of fields in each visual</text:p>
      <text:p text:style-name="P37"><text:span text:style-name="T3"><text:tab/>Consider </text:span>reducing the number of fields in each visual</text:p>
      <text:p text:style-name="P37"><text:span text:style-name="T3"><text:tab/><text:tab/>Too much data can appear crowded and lose clarity</text:span></text:p>
      <text:p text:style-name="P37"><text:span text:style-name="T3"><text:tab/><text:tab/>Ask yourself: </text:span>do you really need all this data in a visual?</text:p>
      <text:p text:style-name="P36"/>
      <text:p text:style-name="P77">Data Analysis Expressions (DAX) Queries</text:p>
      <text:p text:style-name="P60">When you examine the results in the <text:span text:style-name="T9">Performance analyzer pane</text:span>, you can see:</text:p>
      <text:p text:style-name="P60"><text:tab/><text:span text:style-name="T9">How long it took the Power BI Desktop engine</text:span> to <text:span text:style-name="T9">evaluate each query</text:span> (in milliseconds)</text:p>
      <text:p text:style-name="P60"/>
      <text:p text:style-name="P60">You can use <text:span text:style-name="T9">DAX studio</text:span> to investigate <text:span text:style-name="T9">DAX queries in more detail</text:span></text:p>
      <text:p text:style-name="P60"><text:span text:style-name="T3"/></text:p>
      <text:p text:style-name="P60">The <text:span text:style-name="T9">usual suspect</text:span>: <text:span text:style-name="T9">You are USING THE WRONG DAX Function</text:span></text:p>
      <text:p text:style-name="P60"><text:tab/><text:tab/><text:tab/>or</text:p>
      <text:p text:style-name="P60"><text:tab/><text:tab/><text:tab/><text:span text:style-name="T9">INEFFICIENTLY CALCULATING for the measure</text:span></text:p>
      <text:p text:style-name="P69"><text:soft-page-break/>Improve Performance</text:p>
      <text:p text:style-name="P61">You could try <text:span text:style-name="T9">substituting the current DAX function with OTHER DAX functions</text:span> that </text:p>
      <text:p text:style-name="P61"><text:tab/><text:span text:style-name="T9">keeps the same functionality</text:span></text:p>
      <text:p text:style-name="P61"><text:span text:style-name="T3"/></text:p>
      <text:p text:style-name="P61">Replace the old DAX function with a <text:span text:style-name="T9">NEW DAX FUNCTION</text:span> that <text:span text:style-name="T9">KEEPS THE FUNCTIONALITY</text:span> and <text:span text:style-name="T9">remeasure the performance</text:span> to <text:span text:style-name="T9">determine whether duration time has improved or not</text:span></text:p>
      <text:p text:style-name="P77"/>
      <text:p text:style-name="P77">Relationships</text:p>
      <text:p text:style-name="P62">Review the relationships between the tables to ensure that you have established correct relationships</text:p>
      <text:p text:style-name="P62"/>
      <text:p text:style-name="P38">Check that relationship cardinality properties<text:span text:style-name="T3"> are </text:span>correctly configured</text:p>
      <text:p text:style-name="P38"><text:span text:style-name="T3"/></text:p>
      <text:p text:style-name="P39"><text:span text:style-name="T3">An example:</text:span></text:p>
      <text:p text:style-name="P39"><text:span text:style-name="T3"><text:tab/>a </text:span>one-sided column<text:span text:style-name="T3"> that </text:span>contains unique values<text:span text:style-name="T3"> might be </text:span>incorrectly configured<text:span text:style-name="T3"> as a <text:tab/></text:span>many-side column</text:p>
      <text:p text:style-name="P36"/>
      <text:p text:style-name="P77">Columns</text:p>
      <text:p text:style-name="P55">Best practice <text:span text:style-name="T9">NOT IMPORT columns that YOU DO NOT NEED</text:span></text:p>
      <text:p text:style-name="P55"><text:span text:style-name="T9"/></text:p>
      <text:p text:style-name="P55"><text:span text:style-name="T9">Deal with them at the source</text:span> when loading data into Power BI Desktop</text:p>
      <text:p text:style-name="P55"><text:tab/>Hence, <text:span text:style-name="T9">BEFORE IMPORTING</text:span> into Power Query Editor</text:p>
      <text:p text:style-name="P55"/>
      <text:p text:style-name="P56">However if this is not possible, then <text:span text:style-name="T9">use Power Query Editor to examine each column</text:span></text:p>
      <text:p text:style-name="P56"><text:tab/><text:span text:style-name="T9">determine whether if each column is needed</text:span></text:p>
      <text:p text:style-name="P56"><text:tab/>and</text:p>
      <text:p text:style-name="P56"><text:tab/><text:span text:style-name="T9">identify the benefits of adding each column to the data model</text:span></text:p>
      <text:p text:style-name="P56"><text:span text:style-name="T3"/></text:p>
      <text:p text:style-name="P63">If a <text:span text:style-name="T9">column adds no value</text:span> then <text:span text:style-name="T9">REMOVE IT from the data model</text:span></text:p>
      <text:p text:style-name="P63"><text:span text:style-name="T3"/></text:p>
      <text:p text:style-name="P64">Consider a <text:span text:style-name="T9">column as unnecessary and remove it</text:span> when <text:span text:style-name="T9">you WILL NOT use the column</text:span> in a particular relationship</text:p>
      <text:p text:style-name="P72"/>
      <text:p text:style-name="P73">Improve Performance</text:p>
      <text:p text:style-name="P65"><text:span text:style-name="T3">By </text:span>removing unnecessary columns<text:span text:style-name="T3">, you are </text:span>reducing the size of the data model<text:span text:style-name="T3">, this means that </text:span>you have a smaller file size<text:span text:style-name="T3"> and a </text:span>faster refresh time</text:p>
      <text:p text:style-name="P65"><text:span text:style-name="T3"/></text:p>
      <text:p text:style-name="P35"><text:span text:style-name="T20">Report performance also increases</text:span><text:span text:style-name="T21"> as the </text:span><text:span text:style-name="T20">dataset only includes relevant data</text:span></text:p>
      <text:p text:style-name="P30"><text:span text:style-name="T3"/></text:p>
      <text:p text:style-name="P30"><text:span text:style-name="T3"/></text:p>
      <text:p text:style-name="P74">Reducing Cardinality to Improve Performance</text:p>
      <text:p text:style-name="P71">Cardinality</text:p>
      <text:p text:style-name="P57">A term that is used to <text:span text:style-name="T9">describe the uniqueness of the values in a column</text:span></text:p>
      <text:p text:style-name="P57"><text:span text:style-name="T3"/></text:p>
      <text:p text:style-name="P58">Hence, a <text:span text:style-name="T9">lot of repeated values (low distinct value count)</text:span> will have a <text:span text:style-name="T9">low level of cardinality</text:span></text:p>
      <text:p text:style-name="P58">conversely, a <text:span text:style-name="T9">lot of unique values (high unique value count)</text:span> ha<text:span text:style-name="T24">s</text:span> a <text:span text:style-name="T9">high level of cardinality</text:span></text:p>
      <text:p text:style-name="P57"><text:span text:style-name="T3"/></text:p>
      <text:p text:style-name="P57">Also used in the <text:span text:style-name="T9">context of relationships between two tables</text:span>,</text:p>
      <text:p text:style-name="P57"><text:tab/>where it <text:span text:style-name="T9">describes the direction of a relationship</text:span></text:p>
      <text:p text:style-name="P51"/>
      <text:p text:style-name="P51"><text:soft-page-break/>In general, <text:span text:style-name="T9">having </text:span></text:p>
      <text:p text:style-name="P51"><text:tab/><text:span text:style-name="T10">FEWER</text:span><text:span text:style-name="T9"> COLUMNS in a column</text:span> leads to <text:span text:style-name="T9">BETTER MODEL PERFORMANCE</text:span></text:p>
      <text:p text:style-name="P51"><text:span text:style-name="T3"/></text:p>
      <text:p text:style-name="P51"><text:tab/><text:span text:style-name="T11">LOWER Cardinality</text:span><text:span text:style-name="T17"> leads to a </text:span><text:span text:style-name="T11">more optimized performance</text:span></text:p>
      <text:p text:style-name="P51"><text:span text:style-name="T17"><text:tab/><text:tab/>hence, </text:span><text:span text:style-name="T11">important to reduce data to your model, especially for large models</text:span></text:p>
      <text:p text:style-name="P51"><text:span text:style-name="T7"/></text:p>
      <text:p text:style-name="P70">Summarization</text:p>
      <text:p text:style-name="P51"><text:span text:style-name="T17"><text:tab/></text:span><text:span text:style-name="T11">MOST EFFECTIVE tool </text:span><text:span text:style-name="T17">for </text:span><text:span text:style-name="T11">reducing model size</text:span><text:span text:style-name="T17"> is:</text:span></text:p>
      <text:p text:style-name="P51"><text:tab/><text:tab/><text:span text:style-name="T11">USING A SUMMARY TABLE</text:span><text:span text:style-name="T17"> from the </text:span><text:span text:style-name="T11">data source</text:span></text:p>
      <text:p text:style-name="P51"><text:span text:style-name="T17"><text:tab/><text:tab/><text:tab/></text:span><text:span text:style-name="T19">an example scenario:</text:span></text:p>
      <text:p text:style-name="P52">Your organization has two tables – one that <text:span text:style-name="T9">has all the transactional data</text:span><text:span text:style-name="T20"> and another that </text:span><text:span text:style-name="T22">has the summarized aggregation of transactions by date</text:span></text:p>
      <text:p text:style-name="P52"><text:span text:style-name="T20"><text:tab/><text:tab/></text:span><text:span text:style-name="T22">PULL IN THE AGGREGATED COLUMN DATA</text:span><text:span text:style-name="T20"> as it is better due to less </text:span></text:p>
      <text:p text:style-name="P51"><text:span text:style-name="T7"/></text:p>
      <text:p text:style-name="P51"><text:span text:style-name="T17"><text:tab/><text:tab/></text:span><text:span text:style-name="T18">Another technique is to </text:span><text:span text:style-name="T12">set the Storage Mode property for larger fact-type tables </text:span><text:span text:style-name="T18"><text:tab/><text:tab/><text:tab/><text:tab/><text:tab/></text:span><text:span text:style-name="T12">to DirectQuery</text:span></text:p>
      <text:p text:style-name="P51"/>
      <text:p text:style-name="P75">Use Q&amp;A on a Dashboard</text:p>
      <text:p text:style-name="P53">With this feature, <text:span text:style-name="T9">users can ask questions about their data BOTH in reports and dashboards</text:span> <text:span text:style-name="T23">and </text:span><text:span text:style-name="T13">on dashboard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3T21:52:26.225000000</meta:creation-date>
    <dc:date>2022-08-27T00:45:13.779000000</dc:date>
    <meta:editing-duration>P1DT23H11M2S</meta:editing-duration>
    <meta:editing-cycles>38</meta:editing-cycles>
    <meta:generator>LibreOffice/7.3.5.2$Windows_X86_64 LibreOffice_project/184fe81b8c8c30d8b5082578aee2fed2ea847c01</meta:generator>
    <meta:document-statistic meta:table-count="0" meta:image-count="0" meta:object-count="0" meta:page-count="5" meta:paragraph-count="141" meta:word-count="1359" meta:character-count="7977" meta:non-whitespace-character-count="6713"/>
  </office:meta>
</office:document-meta>
</file>